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781" officeooo:paragraph-rsid="000307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f7e8" officeooo:paragraph-rsid="0003078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5c76d" officeooo:paragraph-rsid="0005c76d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973e0" officeooo:paragraph-rsid="000973e0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b3c5d" officeooo:paragraph-rsid="000b3c5d" style:font-weight-asian="normal" style:font-weight-complex="normal"/>
    </style:style>
    <style:style style:name="T1" style:family="text">
      <style:text-properties officeooo:rsid="000d03e7"/>
    </style:style>
    <style:style style:name="T2" style:family="text">
      <style:text-properties officeooo:rsid="000ec0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rrections to Thesis</text:p>
      <text:p text:style-name="P1"/>
      <text:p text:style-name="P2"/>
      <text:list xml:id="list44470325" text:style-name="L1">
        <text:list-item>
          <text:p text:style-name="P5">Checked capitalisation in section references.</text:p>
        </text:list-item>
        <text:list-item>
          <text:p text:style-name="P6">Clarified the definition of lattices by defining them using tensor products and stating a lemma for the free modules characterisation. Added a couple of lemmas about ‘lattice sandwiches’ and sums and intersections of lattices. Updated the informal definition of lattices in Section 1.2.</text:p>
        </text:list-item>
        <text:list-item>
          <text:p text:style-name="P5">Defined the notation for transpose of infinite periodic matrices and changed the notation for transpose involution from $S$ to $\mathfrak{S}$.</text:p>
        </text:list-item>
        <text:list-item>
          <text:p text:style-name="P5">Made the notation $g_{A,B,C}$ for structure polynomials in the affine q-Schur algebra consistent.</text:p>
        </text:list-item>
        <text:list-item>
          <text:p text:style-name="P5">Clarified the narrative on shifting in Section 3.1.5. ‘To the right’ is correct but I have made it clearer and added an example.</text:p>
        </text:list-item>
        <text:list-item>
          <text:p text:style-name="P5">Gave examples of initial, final and internal vertices in the quiver and pointed out that sincere implies internal for all $i$.</text:p>
        </text:list-item>
        <text:list-item>
          <text:p text:style-name="P5">Gave examples of standard paths and the standard path for a matrix.</text:p>
        </text:list-item>
        <text:list-item>
          <text:p text:style-name="P5">Used ‘eqref’ instead of ‘ref’ to reference equations.</text:p>
        </text:list-item>
        <text:list-item>
          <text:p text:style-name="P5">Replaced ‘space’ with ‘set’ where there is no obvious topology.</text:p>
        </text:list-item>
        <text:list-item>
          <text:p text:style-name="P5">Removed any mention of $\Lambda_1^{A,B}$ and instead said exactly what the set is.</text:p>
        </text:list-item>
        <text:list-item>
          <text:p text:style-name="P5">Added references to Corollary 4.5.3 which states that the generic orbit is the maximum with respect to the hook order.</text:p>
        </text:list-item>
        <text:list-item>
          <text:p text:style-name="P5">Clarified that the direct sum decomposition used to construct a pair of flags corresponding to a matrix can be fairly arbitrary.</text:p>
        </text:list-item>
        <text:list-item>
          <text:p text:style-name="P9">Chapter 4: Mention<text:span text:style-name="T1">ed</text:span> the references used for the geometry in this chapter. Define the notation for exterior powers. Change<text:span text:style-name="T2">d</text:span> the font in the notation for the space of divisors for an element of the exterior algebra to avoid confusion with the notation for diagonal matrices.</text:p>
        </text:list-item>
        <text:list-item>
          <text:p text:style-name="P10">Chapter 4: Lemma 4.2.1. Made use of Roman numerals consistent.</text:p>
        </text:list-item>
        <text:list-item>
          <text:p text:style-name="P10"/>
        </text:list-item>
      </text:list>
      <text:p text:style-name="P2"/>
      <text:p text:style-name="P2">Corrections to complete:</text:p>
      <text:p text:style-name="P4"/>
      <text:list xml:id="list1110966378" text:style-name="L2">
        <text:list-item>
          <text:p text:style-name="P7">Mention the general result that the image of a locally closed set under a morphism of varieties is constructible. Lemma 4.4.5</text:p>
        </text:list-item>
        <text:list-item>
          <text:p text:style-name="P7">Lemma 4.2.6. Improve the proof that the image of G_L in GL(V) is a connected algebraic group.</text:p>
        </text:list-item>
        <text:list-item>
          <text:p text:style-name="P7">Lemma 4.2.2. Correct W to U and clarify that continuity of rho is used.</text:p>
        </text:list-item>
      </text:list>
      <text:p text:style-name="P3"/>
      <text:p text:style-name="P3">Additional examples:</text:p>
      <text:p text:style-name="P3"/>
      <text:list xml:id="list734314472" text:style-name="L3">
        <text:list-item>
          <text:p text:style-name="P8">Add diagrams of the quiver for the cases n=3,r=1,2,(3).</text:p>
        </text:list-item>
        <text:list-item>
          <text:p text:style-name="P8">Example of extending a standard path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22:21.465806850</meta:creation-date>
    <dc:date>2021-04-03T18:43:13.861660981</dc:date>
    <meta:editing-duration>PT1H8M51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23" meta:word-count="361" meta:character-count="2144" meta:non-whitespace-character-count="1825"/>
  </office:meta>
</office:document-meta>
</file>